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b57f" officeooo:paragraph-rsid="0019b57f"/>
    </style:style>
    <style:style style:name="P2" style:family="paragraph" style:parent-style-name="Standard">
      <style:paragraph-properties fo:text-align="start" style:justify-single-word="false"/>
      <style:text-properties officeooo:rsid="0019b57f" officeooo:paragraph-rsid="0019b57f"/>
    </style:style>
    <style:style style:name="P3" style:family="paragraph" style:parent-style-name="Standard">
      <style:paragraph-properties fo:text-align="start" style:justify-single-word="false"/>
      <style:text-properties officeooo:rsid="001bfa5c" officeooo:paragraph-rsid="001bfa5c"/>
    </style:style>
    <style:style style:name="P4" style:family="paragraph" style:parent-style-name="Standard">
      <style:paragraph-properties fo:text-align="start" style:justify-single-word="false"/>
      <style:text-properties officeooo:rsid="002b2f3b" officeooo:paragraph-rsid="002b2f3b"/>
    </style:style>
    <style:style style:name="P5" style:family="paragraph" style:parent-style-name="Standard">
      <style:paragraph-properties fo:text-align="start" style:justify-single-word="false"/>
      <style:text-properties officeooo:rsid="002b2f3b" officeooo:paragraph-rsid="0030f65e"/>
    </style:style>
    <style:style style:name="P6" style:family="paragraph" style:parent-style-name="Standard">
      <style:paragraph-properties fo:text-align="start" style:justify-single-word="false"/>
      <style:text-properties fo:font-weight="bold" officeooo:rsid="0019b57f" officeooo:paragraph-rsid="0019b57f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bfa5c" officeooo:paragraph-rsid="001bfa5c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2b2f3b" officeooo:paragraph-rsid="002b2f3b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5pt" fo:font-weight="bold" officeooo:rsid="0019b57f" officeooo:paragraph-rsid="0019b57f" style:font-size-asian="15pt" style:font-weight-asian="bold" style:font-size-complex="15pt" style:font-weight-complex="bold"/>
    </style:style>
    <style:style style:name="T1" style:family="text">
      <style:text-properties officeooo:rsid="001efd17"/>
    </style:style>
    <style:style style:name="T2" style:family="text">
      <style:text-properties officeooo:rsid="001f2052"/>
    </style:style>
    <style:style style:name="T3" style:family="text">
      <style:text-properties officeooo:rsid="001fc0aa"/>
    </style:style>
    <style:style style:name="T4" style:family="text">
      <style:text-properties officeooo:rsid="0022b8ac"/>
    </style:style>
    <style:style style:name="T5" style:family="text">
      <style:text-properties officeooo:rsid="0024c813"/>
    </style:style>
    <style:style style:name="T6" style:family="text">
      <style:text-properties officeooo:rsid="002dd441"/>
    </style:style>
    <style:style style:name="T7" style:family="text">
      <style:text-properties officeooo:rsid="002eef3b"/>
    </style:style>
    <style:style style:name="T8" style:family="text">
      <style:text-properties officeooo:rsid="002f244e"/>
    </style:style>
    <style:style style:name="T9" style:family="text">
      <style:text-properties officeooo:rsid="002fd0a5"/>
    </style:style>
    <style:style style:name="T10" style:family="text">
      <style:text-properties officeooo:rsid="0030f65e"/>
    </style:style>
    <style:style style:name="T11" style:family="text">
      <style:text-properties officeooo:rsid="0032fbb4"/>
    </style:style>
    <style:style style:name="T12" style:family="text">
      <style:text-properties officeooo:rsid="00352b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ESCRIPTION</text:p>
      <text:p text:style-name="P1"/>
      <text:p text:style-name="P6">First question:</text:p>
      <text:p text:style-name="P2"/>
      <text:p text:style-name="P2"><text:tab/>k mod 9:</text:p>
      <text:p text:style-name="P2"><text:tab/>Example: 28</text:p>
      <text:p text:style-name="P2"><text:tab/>28 mod 9 =&gt; 9*3=27 =&gt; mod=1 </text:p>
      <text:p text:style-name="P2"/>
      <text:p text:style-name="P7">Second question:</text:p>
      <text:p text:style-name="P3"/>
      <text:p text:style-name="P3"><text:tab/><text:span text:style-name="T1">In worst case:</text:span></text:p>
      <text:p text:style-name="P3"><text:tab/><text:tab/><text:span text:style-name="T1">search sorted linked list: O(n) </text:span><text:span text:style-name="T2">(all the elements are in single location, </text:span><text:span text:style-name="T3">so they will <text:tab/><text:tab/><text:tab/><text:tab/><text:tab/><text:tab/><text:tab/>make a chain of n elements</text:span><text:span text:style-name="T2">)</text:span></text:p>
      <text:p text:style-name="P3"><text:tab/><text:tab/><text:span text:style-name="T1">search hashtable : O(1)</text:span></text:p>
      <text:p text:style-name="P3"/>
      <text:p text:style-name="P3"><text:tab/><text:span text:style-name="T4">In average case:</text:span></text:p>
      <text:p text:style-name="P3"><text:tab/><text:tab/><text:span text:style-name="T4">search sorted linked list: O(n/m*</text:span><text:span text:style-name="T5">2</text:span><text:span text:style-name="T4">) (per slot element would be rougly equal to n/m, <text:tab/><text:tab/><text:tab/><text:tab/><text:tab/><text:tab/><text:tab/>so on average searching in linked list would <text:tab/><text:tab/><text:tab/><text:tab/><text:tab/><text:tab/><text:tab/>take O(n/m)</text:span></text:p>
      <text:p text:style-name="P3"><text:tab/><text:tab/><text:span text:style-name="T4">search hashtable: O(1)</text:span></text:p>
      <text:p text:style-name="P3"/>
      <text:p text:style-name="P8">Third question:</text:p>
      <text:p text:style-name="P4"/>
      <text:p text:style-name="P4"><text:tab/><text:span text:style-name="T6">A=(underoot(5)-1)/2</text:span></text:p>
      <text:p text:style-name="P4"><text:tab/><text:span text:style-name="T7">h(k)=m(kA mod 1)</text:span></text:p>
      <text:p text:style-name="P4"/>
      <text:p text:style-name="P4"><text:tab/><text:span text:style-name="T7">Example:</text:span></text:p>
      <text:p text:style-name="P4"><text:tab/><text:tab/><text:span text:style-name="T8">k=61</text:span></text:p>
      <text:p text:style-name="P4"><text:tab/><text:tab/><text:span text:style-name="T8">A=0.618033989</text:span></text:p>
      <text:p text:style-name="P4"><text:tab/><text:tab/><text:span text:style-name="T9">kA=37.700073298</text:span></text:p>
      <text:p text:style-name="P5"><text:tab/><text:tab/><text:span text:style-name="T9">kA mod 1= </text:span><text:span text:style-name="T10">0</text:span><text:span text:style-name="T9">.700073298</text:span></text:p>
      <text:p text:style-name="P5"><text:tab/><text:tab/><text:span text:style-name="T11">m(kA mod 1) = </text:span><text:span text:style-name="T12">700</text:span></text:p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8-01T19:50:55.267168676</meta:creation-date>
    <dc:date>2020-08-01T20:03:43.089687025</dc:date>
    <meta:editing-duration>PT12M36S</meta:editing-duration>
    <meta:editing-cycles>24</meta:editing-cycles>
    <meta:generator>LibreOffice/6.4.2.2$Linux_X86_64 LibreOffice_project/40$Build-2</meta:generator>
    <meta:document-statistic meta:table-count="0" meta:image-count="0" meta:object-count="0" meta:page-count="1" meta:paragraph-count="21" meta:word-count="94" meta:character-count="593" meta:non-whitespace-character-count="472"/>
  </office:meta>
</office:document-meta>
</file>